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16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2_AMMINISTRATIVO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EXCEL AVANZATO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string" calcext:value-type="string">
            <text:p>elaborazione progetto personale al pc</text:p>
          </table:table-cell>
          <table:table-cell table:style-name="ce4" office:value-type="string" calcext:value-type="string">
            <text:p>funzioni logiche;</text:p>
            <text:p>funzione or;</text:p>
            <text:p>funzione and;</text:p>
            <text:p>funzione if;</text:p>
            <text:p>collegamenti tra celle;</text:p>
            <text:p>collegamenti tra fogli;</text:p>
            <text:p>ordinamenti avanzati;</text:p>
            <text:p>filtri in sequenza;</text:p>
            <text:p>formattazione condizionale;</text:p>
            <text:p>convalida dei dati;</text:p>
            <text:p>Riferimento relativo</text:p>
          </table:table-cell>
          <table:table-cell table:style-name="ce18" table:number-columns-repeated="2"/>
          <table:table-cell table:style-name="ce19"/>
        </table:table-row>
        <table:table-row table:style-name="ro5">
          <table:table-cell table:style-name="ce4" office:value-type="string" calcext:value-type="string">
            <text:p>SCHEDA MAGAZZINO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elaborazione progetto personale al pc</text:p>
          </table:table-cell>
          <table:table-cell table:style-name="ce4" office:value-type="string" calcext:value-type="string">
            <text:p>creazione elenco;</text:p>
            <text:p>inserimento formule;</text:p>
            <text:p>inserimento dati;</text:p>
            <text:p>Esercitazione pratica</text:p>
          </table:table-cell>
          <table:table-cell table:style-name="ce18" table:number-columns-repeated="2"/>
          <table:table-cell table:style-name="ce19"/>
        </table:table-row>
        <table:table-row table:style-name="ro6">
          <table:table-cell table:style-name="ce4" office:value-type="string" calcext:value-type="string">
            <text:p>OPERAZIONE CASS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elaborazione progetto personale al pc</text:p>
          </table:table-cell>
          <table:table-cell table:style-name="ce4" office:value-type="string" calcext:value-type="string">
            <text:p>creazione elenco cassa;</text:p>
            <text:p>Creazione formule cassa</text:p>
          </table:table-cell>
          <table:table-cell table:style-name="ce18" table:number-columns-repeated="2"/>
          <table:table-cell table:style-name="ce19"/>
        </table:table-row>
        <table:table-row table:style-name="ro3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segnazione pc</text:p>
          </table:table-cell>
          <table:table-cell table:style-name="ce4" office:value-type="string" calcext:value-type="string">
            <text:p>regole del centro per utilizzo pc</text:p>
          </table:table-cell>
          <table:table-cell table:style-name="ce18" table:number-columns-repeated="2"/>
          <table:table-cell table:style-name="ce19"/>
        </table:table-row>
        <table:table-row table:style-name="ro7">
          <table:table-cell table:style-name="ce4" office:value-type="string" calcext:value-type="string">
            <text:p>CENNI ALGEBRA BOOLE</text:p>
          </table:table-cell>
          <table:table-cell table:style-name="ce15"/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operatori;</text:p>
            <text:p>Valori;</text:p>
            <text:p>Diagrammi</text:p>
          </table:table-cell>
          <table:table-cell table:style-name="ce19" table:number-columns-repeated="2"/>
          <table:table-cell/>
        </table:table-row>
        <table:table-row table:style-name="ro3" table:number-rows-repeated="1048566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8:57:02.423456985</dc:date>
    <meta:editing-duration>PT1H2S</meta:editing-duration>
    <meta:editing-cycles>23</meta:editing-cycles>
    <meta:generator>LibreOffice/7.3.7.2$Linux_X86_64 LibreOffice_project/30$Build-2</meta:generator>
    <meta:document-statistic meta:table-count="1" meta:cell-count="26" meta:object-count="0"/>
  </office:meta>
</office:document-meta>
</file>